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2d5a"/>
    </style:style>
    <style:style style:name="P2" style:family="paragraph" style:parent-style-name="Standard">
      <style:text-properties fo:font-weight="bold" officeooo:rsid="00012d5a" officeooo:paragraph-rsid="00012d5a" style:font-weight-asian="bold" style:font-weight-complex="bold"/>
    </style:style>
    <style:style style:name="P3" style:family="paragraph" style:parent-style-name="Standard">
      <style:text-properties fo:font-weight="normal" officeooo:rsid="00012d5a" officeooo:paragraph-rsid="00012d5a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012d5a" officeooo:paragraph-rsid="00012d5a" style:font-weight-asian="normal" style:font-weight-complex="normal"/>
    </style:style>
    <style:style style:name="T1" style:family="text">
      <style:text-properties fo:font-weight="normal" officeooo:rsid="00012d5a" style:font-weight-asian="normal" style:font-weight-complex="normal"/>
    </style:style>
    <style:style style:name="T2" style:family="text">
      <style:text-properties fo:font-weight="normal" officeooo:rsid="00017e48" style:font-weight-asian="normal" style:font-weight-complex="normal"/>
    </style:style>
    <style:style style:name="T3" style:family="text">
      <style:text-properties fo:font-weight="normal" officeooo:rsid="0001d81f" style:font-weight-asian="normal" style:font-weight-complex="normal"/>
    </style:style>
    <style:style style:name="T4" style:family="text">
      <style:text-properties fo:font-weight="normal" officeooo:rsid="00034023" style:font-weight-asian="normal" style:font-weight-complex="normal"/>
    </style:style>
    <style:style style:name="T5" style:family="text">
      <style:text-properties officeooo:rsid="00017e48"/>
    </style:style>
    <style:style style:name="T6" style:family="text">
      <style:text-properties officeooo:rsid="0001d81f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a Irregularities </text:p>
      <text:p text:style-name="P2">CSCI 496 – Covid Pandemic Modelling Research w. Dr. Atker</text:p>
      <text:p text:style-name="P2">By: Dakota Badillo-Cochran</text:p>
      <text:p text:style-name="P2"/>
      <text:p text:style-name="P1"><text:span text:style-name="T1">Below consists of a list of data irregularities discovered within our dataset which we acquired from the work of Fillip Shelobolin: </text:span><text:a xlink:type="simple" xlink:href="https://github.com/fshelobolin/C19DynamicGraph/" text:style-name="Internet_20_link" text:visited-style-name="Visited_20_Internet_20_Link">https://github.com/fshelobolin/C19DynamicGraph/</text:a></text:p>
      <text:p text:style-name="P3"/>
      <text:p text:style-name="P3">Missing Data:</text:p>
      <text:list xml:id="list81785693" text:style-name="L2">
        <text:list-item>
          <text:p text:style-name="P4">South Carolina – January through February</text:p>
        </text:list-item>
        <text:list-item>
          <text:p text:style-name="P4">Nebraska – January through May</text:p>
        </text:list-item>
        <text:list-item>
          <text:p text:style-name="P4">Louisiana – January through July </text:p>
        </text:list-item>
        <text:list-item>
          <text:p text:style-name="P4">Delaware – <text:span text:style-name="T7">All</text:span> data is missing</text:p>
        </text:list-item>
        <text:list-item>
          <text:p text:style-name="P4">Island Territories: All island territories have flight data but lack any form of COVID infection and hospitalization data</text:p>
        </text:list-item>
      </text:list>
      <text:p text:style-name="P3"/>
      <text:p text:style-name="P3">Hospitalization Rates:</text:p>
      <text:p text:style-name="P1"><text:span text:style-name="T1">Hospitalization rates are not consistently reported across </text:span><text:span text:style-name="T4">the entirety of </text:span><text:span text:style-name="T1">our dataset leading to unusual lapses in </text:span><text:span text:style-name="T2">information during </text:span><text:span text:style-name="T3">time period</text:span><text:span text:style-name="T2"> where hospitalizations are expected.</text:span><text:span text:style-name="T1"> 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09:45:14.719066432</meta:creation-date>
    <dc:date>2022-05-09T09:53:27.474251396</dc:date>
    <meta:editing-duration>PT8M1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06" meta:character-count="761" meta:non-whitespace-character-count="664"/>
  </office:meta>
</office:document-meta>
</file>